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style>
    <style:style style:name="P56"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3485622"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631748602"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724654118"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1317018615"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526161144"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963774962"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915455218"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307934299"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1020237605"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265591054" text:continue-list="list493485622"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438072253"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027274219"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505449619"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810532667"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70686308"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539591854" text:style-name="L1">
        <text:list-item>
          <text:p text:style-name="P54">inizializzazzione dello scraper, impostando args a nil</text:p>
        </text:list-item>
        <text:list-item>
          <text:p text:style-name="P55"><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4">filter, che semplicemente filtra I risultati in base ad una blacklist creata in un diverso momento</text:p>
        </text:list-item>
        <text:list-item>
          <text:p text:style-name="P54">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4">indexer, con l'insieme di dati, l'indexer si occupa di inserirli all'interno del DB, con lingua, data di pubblicazione, titolo della pagina, contenuto principale, profile ID se è in blacklist e altro</text:p>
        </text:list-item>
        <text:list-item>
          <text:p text:style-name="P54">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32113200" text:style-name="L2">
        <text:list-item>
          <text:p text:style-name="P56">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0-11-25T17:55:14</dc:date>
    <meta:editing-cycles>205</meta:editing-cycles>
    <meta:editing-duration>PT121H26M04S</meta:editing-duration>
    <meta:generator>OpenOffice.org/3.2$Linux OpenOffice.org_project/320m19$Build-9505</meta:generator>
    <meta:document-statistic meta:table-count="1" meta:image-count="0" meta:object-count="0" meta:page-count="25" meta:paragraph-count="678" meta:word-count="10707" meta:character-count="96213"/>
    <meta:user-defined meta:name="Info 1"/>
    <meta:user-defined meta:name="Info 2"/>
    <meta:user-defined meta:name="Info 3"/>
    <meta:user-defined meta:name="Info 4"/>
  </office:meta>
</office:document-meta>
</file>